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.<text:s/></text:span><text:span text:style-name="T16">Задача:<text:s/></text:span><text:span text:style-name="T17">"</text:span><text:span text:style-name="T18">2.1.6. Пример 6: упорядочивание выборки. Задача 2.1.6.a{35}: показать все книги в библиотеке в порядке возрастания их года издания.</text:span><text:span text:style-name="T19"><text:s/>"</text:span><text:span text:style-name="T20"><text:s/>В ответе приведены данные из двух полей (</text:span><text:span text:style-name="T21">"</text:span><text:span text:style-name="T22">b_name</text:span><text:span text:style-name="T23">"</text:span><text:span text:style-name="T24"><text:s/>и<text:s/></text:span><text:span text:style-name="T25">"</text:span><text:span text:style-name="T26">b_year</text:span><text:span text:style-name="T27">"</text:span><text:span text:style-name="T28">), но в вопросе было только одно поле.</text:span></text:p>
      <text:p text:style-name="P1"><text:span text:style-name="T29"/></text:p>
      <text:p text:style-name="P1"><text:span text:style-name="T30">6.<text:s/></text:span><text:span text:style-name="T31">Задание<text:s/></text:span><text:span text:style-name="T32">"</text:span><text:span text:style-name="T33">2.1.6.TSK.A: показать список авторов в обратном алфавитном порядке (т.е.<text:s/></text:span><text:span text:style-name="T34">«</text:span><text:span text:style-name="T35">Я<text:s/></text:span><text:span text:style-name="T36"></text:span><text:span text:style-name="T37"><text:s/></text:span><text:span text:style-name="T38">А</text:span><text:span text:style-name="T39">».<text:s/></text:span><text:span text:style-name="T40">Решением будет: SELECT `a_name` FROM `authors` group by `a_name` desc; но в поле<text:s/></text:span><text:span text:style-name="T41">"</text:span><text:span text:style-name="T42">a_name</text:span><text:span text:style-name="T43">"</text:span><text:span text:style-name="T44"><text:s/>авторы идут как инициалы, потом фамилия. Есть нелогичность.</text:span></text:p>
      <text:p text:style-name="P1"><text:span text:style-name="T45"/></text:p>
      <text:p text:style-name="P1"><text:span text:style-name="T46">7.<text:s/></text:span><text:span text:style-name="T47">Решение<text:s/></text:span><text:span text:style-name="T48">"</text:span><text:span text:style-name="T49">2.1.6.b. Альтернативное решение можно получить добавлением знака<text:s/></text:span><text:span text:style-name="T50">"</text:span><text:span text:style-name="T51">минус</text:span><text:span text:style-name="T52">"</text:span><text:span text:style-name="T53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4">"</text:span><text:span text:style-name="T55">. Тут не мешало бы указать, что решение с минусом подходит только для числовых полей, но не работает на текстовых (например<text:s/></text:span><text:span text:style-name="T56">"</text:span><text:span text:style-name="T57">Задание 2.1.6.TSK.A</text:span><text:span text:style-name="T58">"</text:span><text:span text:style-name="T59">).</text:span></text:p>
      <text:p text:style-name="P1"><text:span text:style-name="T60"/></text:p>
      <text:p text:style-name="P1"><text:span text:style-name="T61">8.<text:s/></text:span><text:span text:style-name="T62">Не работает ссылка {43} на стр. 47 после слов<text:s/></text:span><text:span text:style-name="T63">"</text:span><text:span text:style-name="T64">Решение 2.1.8.c</text:span><text:span text:style-name="T65">"</text:span><text:span text:style-name="T66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 (аналогично заданию<text:s/></text:span><text:span text:style-name="T70">2.1.4.b.</text:span></text:p>
      <text:p text:style-name="P1"><text:span text:style-name="T71"/></text:p>
      <text:p text:style-name="P1"><text:span text:style-name="T71"/></text:p>
      <text:p text:style-name="P1"><text:span text:style-name="T71"/></text:p>
      <text:p text:style-name="P1"><text:span text:style-name="T7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